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0488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371 kWh</text:p>
          </table:table-cell>
          <table:table-cell office:value-type="float" office:value="2497.21" calcext:value-type="float">
            <text:p>2497.21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143.89" calcext:value-type="float">
            <text:p>143.89</text:p>
          </table:table-cell>
          <table:table-cell office:value-type="float" office:value="22.23" calcext:value-type="float">
            <text:p>22.23</text:p>
          </table:table-cell>
          <table:table-cell office:value-type="float" office:value="-441.66" calcext:value-type="float">
            <text:p>-441.66</text:p>
          </table:table-cell>
          <table:table-cell office:value-type="string" calcext:value-type="string">
            <text:p>T-J</text:p>
          </table:table-cell>
          <table:table-cell office:value-type="float" office:value="2393.69" calcext:value-type="float">
            <text:p>2393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368 kWh</text:p>
          </table:table-cell>
          <table:table-cell office:value-type="float" office:value="2466.45" calcext:value-type="float">
            <text:p>2466.45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2-01-2018</text:p>
          </table:table-cell>
          <table:table-cell office:value-type="float" office:value="141.86" calcext:value-type="float">
            <text:p>141.86</text:p>
          </table:table-cell>
          <table:table-cell office:value-type="float" office:value="21.94" calcext:value-type="float">
            <text:p>21.94</text:p>
          </table:table-cell>
          <table:table-cell office:value-type="float" office:value="-439.84" calcext:value-type="float">
            <text:p>-439.84</text:p>
          </table:table-cell>
          <table:table-cell office:value-type="string" calcext:value-type="string">
            <text:p>T-J</text:p>
          </table:table-cell>
          <table:table-cell office:value-type="float" office:value="2357.41" calcext:value-type="float">
            <text:p>2357.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6.72" calcext:value-type="float">
            <text:p>206.72</text:p>
          </table:table-cell>
          <table:table-cell office:value-type="float" office:value="161.74" calcext:value-type="float">
            <text:p>161.74</text:p>
          </table:table-cell>
          <table:table-cell office:value-type="string" calcext:value-type="string">
            <text:p>503 kWh</text:p>
          </table:table-cell>
          <table:table-cell office:value-type="float" office:value="3446.76" calcext:value-type="float">
            <text:p>3446.76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210.61" calcext:value-type="float">
            <text:p>210.61</text:p>
          </table:table-cell>
          <table:table-cell office:value-type="float" office:value="33.77" calcext:value-type="float">
            <text:p>33.77</text:p>
          </table:table-cell>
          <table:table-cell office:value-type="float" office:value="-438.03" calcext:value-type="float">
            <text:p>-438.03</text:p>
          </table:table-cell>
          <table:table-cell office:value-type="string" calcext:value-type="string">
            <text:p>T-J</text:p>
          </table:table-cell>
          <table:table-cell office:value-type="float" office:value="3621.57" calcext:value-type="float">
            <text:p>3621.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424 kWh</text:p>
          </table:table-cell>
          <table:table-cell office:value-type="float" office:value="2849.51" calcext:value-type="float">
            <text:p>2849.51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68.93" calcext:value-type="float">
            <text:p>168.93</text:p>
          </table:table-cell>
          <table:table-cell office:value-type="float" office:value="25.79" calcext:value-type="float">
            <text:p>25.79</text:p>
          </table:table-cell>
          <table:table-cell office:value-type="float" office:value="-436.27" calcext:value-type="float">
            <text:p>-436.27</text:p>
          </table:table-cell>
          <table:table-cell office:value-type="string" calcext:value-type="string">
            <text:p>T-J</text:p>
          </table:table-cell>
          <table:table-cell office:value-type="float" office:value="2773.59" calcext:value-type="float">
            <text:p>2773.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449 kWh</text:p>
          </table:table-cell>
          <table:table-cell office:value-type="float" office:value="3017.67" calcext:value-type="float">
            <text:p>3017.67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80.82" calcext:value-type="float">
            <text:p>180.82</text:p>
          </table:table-cell>
          <table:table-cell office:value-type="float" office:value="27.48" calcext:value-type="float">
            <text:p>27.48</text:p>
          </table:table-cell>
          <table:table-cell office:value-type="float" office:value="-434.46" calcext:value-type="float">
            <text:p>-434.46</text:p>
          </table:table-cell>
          <table:table-cell office:value-type="string" calcext:value-type="string">
            <text:p>T-J</text:p>
          </table:table-cell>
          <table:table-cell office:value-type="float" office:value="2956.47" calcext:value-type="float">
            <text:p>2956.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367 kWh</text:p>
          </table:table-cell>
          <table:table-cell office:value-type="float" office:value="2418.74" calcext:value-type="float">
            <text:p>2418.74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139.02" calcext:value-type="float">
            <text:p>139.02</text:p>
          </table:table-cell>
          <table:table-cell office:value-type="float" office:value="21.5" calcext:value-type="float">
            <text:p>21.5</text:p>
          </table:table-cell>
          <table:table-cell office:value-type="float" office:value="-432.73" calcext:value-type="float">
            <text:p>-432.73</text:p>
          </table:table-cell>
          <table:table-cell office:value-type="string" calcext:value-type="string">
            <text:p>T-J</text:p>
          </table:table-cell>
          <table:table-cell office:value-type="float" office:value="2310.82" calcext:value-type="float">
            <text:p>2310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399 kWh</text:p>
          </table:table-cell>
          <table:table-cell office:value-type="float" office:value="2637.05" calcext:value-type="float">
            <text:p>2637.05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154.43" calcext:value-type="float">
            <text:p>154.43</text:p>
          </table:table-cell>
          <table:table-cell office:value-type="float" office:value="23.7" calcext:value-type="float">
            <text:p>23.7</text:p>
          </table:table-cell>
          <table:table-cell office:value-type="float" office:value="-430.95" calcext:value-type="float">
            <text:p>-430.95</text:p>
          </table:table-cell>
          <table:table-cell office:value-type="string" calcext:value-type="string">
            <text:p>T-J</text:p>
          </table:table-cell>
          <table:table-cell office:value-type="float" office:value="2547.85" calcext:value-type="float">
            <text:p>2547.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409 kWh</text:p>
          </table:table-cell>
          <table:table-cell office:value-type="float" office:value="2697.15" calcext:value-type="float">
            <text:p>2697.15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158.76" calcext:value-type="float">
            <text:p>158.76</text:p>
          </table:table-cell>
          <table:table-cell office:value-type="float" office:value="24.31" calcext:value-type="float">
            <text:p>24.31</text:p>
          </table:table-cell>
          <table:table-cell office:value-type="float" office:value="-429.13" calcext:value-type="float">
            <text:p>-429.13</text:p>
          </table:table-cell>
          <table:table-cell office:value-type="string" calcext:value-type="string">
            <text:p>T-J</text:p>
          </table:table-cell>
          <table:table-cell office:value-type="float" office:value="2614.04" calcext:value-type="float">
            <text:p>2614.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360 kWh</text:p>
          </table:table-cell>
          <table:table-cell office:value-type="float" office:value="2308.87" calcext:value-type="float">
            <text:p>2308.87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132.35" calcext:value-type="float">
            <text:p>132.35</text:p>
          </table:table-cell>
          <table:table-cell office:value-type="float" office:value="20.53" calcext:value-type="float">
            <text:p>20.53</text:p>
          </table:table-cell>
          <table:table-cell office:value-type="float" office:value="-418.17" calcext:value-type="float">
            <text:p>-418.17</text:p>
          </table:table-cell>
          <table:table-cell office:value-type="string" calcext:value-type="string">
            <text:p>T-J</text:p>
          </table:table-cell>
          <table:table-cell office:value-type="float" office:value="2205.85" calcext:value-type="float">
            <text:p>2205.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360 kWh</text:p>
          </table:table-cell>
          <table:table-cell office:value-type="float" office:value="2279.88" calcext:value-type="float">
            <text:p>2279.88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30.44" calcext:value-type="float">
            <text:p>130.44</text:p>
          </table:table-cell>
          <table:table-cell office:value-type="float" office:value="20.26" calcext:value-type="float">
            <text:p>20.26</text:p>
          </table:table-cell>
          <table:table-cell office:value-type="float" office:value="-416.45" calcext:value-type="float">
            <text:p>-416.45</text:p>
          </table:table-cell>
          <table:table-cell office:value-type="string" calcext:value-type="string">
            <text:p>T-J</text:p>
          </table:table-cell>
          <table:table-cell office:value-type="float" office:value="2176.6" calcext:value-type="float">
            <text:p>2176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352 kWh</text:p>
          </table:table-cell>
          <table:table-cell office:value-type="float" office:value="2215.7" calcext:value-type="float">
            <text:p>2215.7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126.06" calcext:value-type="float">
            <text:p>126.06</text:p>
          </table:table-cell>
          <table:table-cell office:value-type="float" office:value="19.63" calcext:value-type="float">
            <text:p>19.63</text:p>
          </table:table-cell>
          <table:table-cell office:value-type="float" office:value="-414.78" calcext:value-type="float">
            <text:p>-414.78</text:p>
          </table:table-cell>
          <table:table-cell office:value-type="string" calcext:value-type="string">
            <text:p>T-J</text:p>
          </table:table-cell>
          <table:table-cell office:value-type="float" office:value="2108.4" calcext:value-type="float">
            <text:p>2108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362 kWh</text:p>
          </table:table-cell>
          <table:table-cell office:value-type="float" office:value="2249.18" calcext:value-type="float">
            <text:p>2249.18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128.53" calcext:value-type="float">
            <text:p>128.53</text:p>
          </table:table-cell>
          <table:table-cell office:value-type="float" office:value="19.97" calcext:value-type="float">
            <text:p>19.97</text:p>
          </table:table-cell>
          <table:table-cell office:value-type="float" office:value="-413.06" calcext:value-type="float">
            <text:p>-413.06</text:p>
          </table:table-cell>
          <table:table-cell office:value-type="string" calcext:value-type="string">
            <text:p>T-J</text:p>
          </table:table-cell>
          <table:table-cell office:value-type="float" office:value="2145.77" calcext:value-type="float">
            <text:p>2145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6:52:48.005000000</meta:creation-date>
    <dc:date>2018-03-26T06:58:17.900000000</dc:date>
    <meta:editing-duration>PT5M30S</meta:editing-duration>
    <meta:editing-cycles>1</meta:editing-cycles>
    <meta:document-statistic meta:table-count="1" meta:cell-count="155" meta:object-count="0"/>
    <meta:generator>LibreOffice/5.3.4.2$Windows_x86 LibreOffice_project/f82d347ccc0be322489bf7da61d7e4ad13fe2ff3</meta:generator>
  </office:meta>
</office:document-meta>
</file>